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, 'Times New Roman'" style:font-family-generic="roman"/>
    <style:font-face style:name="Lohit Hindi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15cm" draw:marker-end="Arrow" draw:marker-end-width="0.15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style:paragraph-properties fo:text-align="center"/>
    </style:style>
    <style:style style:name="P3" style:family="paragraph">
      <style:text-properties fo:font-size="7pt" style:font-size-asian="7pt" style:font-size-complex="7pt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4" style:family="text">
      <style:text-properties style:use-window-font-color="true" style:text-outline="false" style:text-line-through-style="none" style:text-line-through-type="none" fo:font-size="7pt" fo:text-shadow="none" style:text-underline-style="none" fo:font-weight="normal" style:letter-kerning="true" style:font-name-asian="Droid Sans" style:font-size-asian="7pt" style:font-weight-asian="normal" style:font-name-complex="Lohit Hindi2" style:font-size-complex="7pt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Liberation Serif1" fo:font-size="7pt" fo:text-shadow="none" style:text-underline-style="none" fo:font-weight="normal" style:letter-kerning="true" style:font-name-asian="Droid Sans" style:font-size-asian="7pt" style:font-weight-asian="normal" style:font-name-complex="Lohit Hindi2" style:font-size-complex="7pt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Liberation Sans" fo:font-size="7pt" fo:text-shadow="none" style:text-underline-style="none" fo:font-weight="normal" style:letter-kerning="true" style:font-name-asian="Droid Sans" style:font-size-asian="7pt" style:font-weight-asian="normal" style:font-name-complex="Lohit Hindi2" style:font-size-complex="7pt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Liberation Sans" fo:font-size="7pt" fo:font-style="italic" fo:text-shadow="none" style:text-underline-style="none" fo:font-weight="normal" style:letter-kerning="true" style:font-name-asian="Droid Sans" style:font-size-asian="7pt" style:font-style-asian="italic" style:font-weight-asian="normal" style:font-name-complex="Lohit Hindi2" style:font-size-complex="7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Droid Sans" style:font-size-asian="7pt" style:font-style-asian="normal" style:font-weight-asian="normal" style:font-name-complex="Lohit Hindi2" style:font-size-complex="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draw:layer="layout" svg:width="2.6cm" svg:height="0.6cm" svg:x="4.7cm" svg:y="2.4cm">
            <text:p text:style-name="P1"><text:span text:style-name="T1">Cartesianas 3D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6cm" svg:height="0.6cm" svg:x="10.001cm" svg:y="2.401cm">
            <text:p text:style-name="P1"><text:span text:style-name="T1">Cartesianas 3D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6cm" svg:height="0.6cm" svg:x="4.702cm" svg:y="4.202cm">
            <text:p text:style-name="P1"><text:span text:style-name="T1">Geodésicas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6cm" svg:height="0.6cm" svg:x="10.003cm" svg:y="4.203cm">
            <text:p text:style-name="P1"><text:span text:style-name="T1">Geodésicas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6cm" svg:height="0.6cm" svg:x="4.704cm" svg:y="6.004cm">
            <text:p text:style-name="P1"><text:span text:style-name="T1">Cartográficas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6cm" svg:height="0.6cm" svg:x="10.005cm" svg:y="6.005cm">
            <text:p text:style-name="P1"><text:span text:style-name="T1">Cartográficas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7.4cm" svg:y1="2.7cm" svg:x2="9.9cm" svg:y2="2.7cm">
            <text:p/>
          </draw:line>
          <draw:line draw:style-name="gr2" draw:text-style-name="P2" draw:layer="layout" svg:x1="7.4cm" svg:y1="4.475cm" svg:x2="9.9cm" svg:y2="4.475cm">
            <text:p/>
          </draw:line>
          <draw:line draw:style-name="gr2" draw:text-style-name="P2" draw:layer="layout" svg:x1="7.4cm" svg:y1="6.375cm" svg:x2="9.9cm" svg:y2="6.375cm">
            <text:p/>
          </draw:line>
          <draw:line draw:style-name="gr2" draw:text-style-name="P2" draw:layer="layout" svg:x1="5.95cm" svg:y1="4.9cm" svg:x2="5.95cm" svg:y2="5.95cm">
            <text:p/>
          </draw:line>
          <draw:line draw:style-name="gr2" draw:text-style-name="P2" draw:layer="layout" svg:x1="5.925cm" svg:y1="3.1cm" svg:x2="5.925cm" svg:y2="4.15cm">
            <text:p/>
          </draw:line>
          <draw:line draw:style-name="gr2" draw:text-style-name="P2" draw:layer="layout" svg:x1="11.326cm" svg:y1="4.9cm" svg:x2="11.326cm" svg:y2="5.95cm">
            <text:p/>
          </draw:line>
          <draw:line draw:style-name="gr2" draw:text-style-name="P2" draw:layer="layout" svg:x1="11.301cm" svg:y1="3.1cm" svg:x2="11.301cm" svg:y2="4.15cm">
            <text:p/>
          </draw:line>
          <draw:frame draw:style-name="gr3" draw:text-style-name="P3" draw:layer="layout" svg:width="1.704cm" svg:height="0.53cm" svg:x="7.8cm" svg:y="2.3cm">
            <draw:text-box>
              <text:p><text:span text:style-name="T2">Bursa-Wolf</text:span></text:p>
            </draw:text-box>
          </draw:frame>
          <draw:frame draw:style-name="gr4" draw:text-style-name="P3" draw:layer="layout" svg:width="1.9cm" svg:height="0.53cm" svg:x="7.7cm" svg:y="4cm">
            <draw:text-box>
              <text:p><text:span text:style-name="T2">Molodensky</text:span></text:p>
            </draw:text-box>
          </draw:frame>
          <draw:frame draw:style-name="gr4" draw:text-style-name="P3" draw:layer="layout" svg:width="1.9cm" svg:height="0.53cm" svg:x="7.8cm" svg:y="5.9cm">
            <draw:text-box>
              <text:p><text:span text:style-name="T2">Polinomial</text:span></text:p>
            </draw:text-box>
          </draw:frame>
          <draw:frame draw:style-name="gr3" draw:text-style-name="P5" draw:layer="layout" svg:width="1.891cm" svg:height="0.649cm" svg:x="5cm" svg:y="6.8cm">
            <draw:text-box>
              <text:p text:style-name="P4"><text:span text:style-name="T3">Datum 1</text:span></text:p>
            </draw:text-box>
          </draw:frame>
          <draw:frame draw:style-name="gr3" draw:text-style-name="P5" draw:layer="layout" svg:width="1.891cm" svg:height="0.649cm" svg:x="10.401cm" svg:y="6.801cm">
            <draw:text-box>
              <text:p text:style-name="P4"><text:span text:style-name="T3">Datum 2</text:span></text:p>
            </draw:text-box>
          </draw:frame>
          <draw:frame draw:style-name="gr3" draw:text-style-name="P3" draw:layer="layout" svg:width="3.532cm" svg:height="0.53cm" svg:x="4.2cm" svg:y="3.4cm">
            <draw:text-box>
              <text:p><text:span text:style-name="T2">Conversão (X,Y,Z) - </text:span><text:span text:style-name="T4">(</text:span><text:span text:style-name="T5">φ</text:span><text:span text:style-name="T4">, </text:span><text:span text:style-name="T5">λ</text:span><text:span text:style-name="T6">, </text:span><text:span text:style-name="T7">h</text:span><text:span text:style-name="T8">)</text:span></text:p>
            </draw:text-box>
          </draw:frame>
          <draw:frame draw:style-name="gr3" draw:text-style-name="P3" draw:layer="layout" svg:width="2.932cm" svg:height="0.53cm" svg:x="4.5cm" svg:y="5.2cm">
            <draw:text-box>
              <text:p><text:span text:style-name="T2">Projecção cartográfica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1" svg:font-family="'Liberation Serif', 'Times New Roman'" style:font-family-generic="roman"/>
    <style:font-face style:name="Lohit Hindi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2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PT" style:letter-kerning="true" style:font-name-asian="Lohit Hindi" style:font-family-asian="'Lohit Hindi'" style:font-pitch-asian="variable" style:font-size-asian="12pt" style:language-asian="hi" style:country-asian="IN"/>
    </style:style>
    <style:style style:name="Ligação_20_de_20_Internet" style:display-name="Ligação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" style:family="graphic">
      <style:paragraph-properties style:text-autospace="none"/>
      <style:text-properties style:font-name-asian="Lohit Hindi1" style:font-family-asian="'Lohit Hindi'"/>
    </style:style>
    <style:style style:name="Legenda" style:family="graphic">
      <style:paragraph-properties fo:margin-top="0.374cm" fo:margin-bottom="0.374cm" style:text-autospace="none"/>
      <style:text-properties fo:font-style="italic" style:font-name-asian="Lohit Hindi1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Lohit Hindi1" style:font-family-asian="'Lohit Hindi'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dro Venancio</meta:initial-creator>
    <meta:creation-date>2014-07-05T20:27:38.803664808</meta:creation-date>
    <dc:date>2014-07-06T02:10:10.922279649</dc:date>
    <dc:creator>Pedro Venancio</dc:creator>
    <meta:editing-duration>PT5H27M1S</meta:editing-duration>
    <meta:editing-cycles>2</meta:editing-cycles>
    <meta:generator>LibreOffice/4.2.3.3$Linux_x86 LibreOffice_project/882f8a0a489bc99a9e60c7905a60226254cb6ff0</meta:generator>
    <meta:document-statistic meta:object-count="21"/>
  </office:meta>
</office:document-meta>
</file>